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47mm"/>
    </style:style>
    <style:style style:name="co2" style:family="table-column">
      <style:table-column-properties fo:break-before="auto" style:column-width="27.9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58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order="0.06pt solid #000000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 office:value-type="string" calcext:value-type="string" table:number-columns-spanned="2" table:number-rows-spanned="1">
            <text:p>Take-off</text:p>
          </table:table-cell>
          <table:covered-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Weight, t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CG pos, %MAC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/>
          <table:table-cell table:style-name="ce6"/>
          <table:table-cell table:number-columns-repeated="1022"/>
        </table:table-row>
        <table:table-row table:style-name="ro2">
          <table:table-cell table:style-name="ce3" office:value-type="string" calcext:value-type="string" table:number-columns-spanned="2" table:number-rows-spanned="1">
            <text:p>Flaps 15</text:p>
          </table:table-cell>
          <table:covered-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V1, km/h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Vr, km/h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V2, km/h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V flaps 0, km/h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3" office:value-type="string" calcext:value-type="string" table:number-columns-spanned="2" table:number-rows-spanned="1">
            <text:p>Flaps 28</text:p>
          </table:table-cell>
          <table:covered-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V1, km/h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Vr, km/h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V2, km/h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V flaps 15, km/h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V flaps 0, km/h</text:p>
          </table:table-cell>
          <table:table-cell table:style-name="ce6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Landing</text:p>
          </table:table-cell>
          <table:covered-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Weight, t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CG pos, %MAC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3" office:value-type="string" calcext:value-type="string" table:number-columns-spanned="2" table:number-rows-spanned="1">
            <text:p>V app</text:p>
          </table:table-cell>
          <table:covered-table-cell table:style-name="ce6"/>
          <table:table-cell table:number-columns-repeated="1022"/>
        </table:table-row>
        <table:table-row table:style-name="ro2">
          <table:table-cell table:style-name="ce5" office:value-type="string" calcext:value-type="string">
            <text:p>flaps 0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5" office:value-type="string" calcext:value-type="string">
            <text:p>flaps 15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5" office:value-type="string" calcext:value-type="string">
            <text:p>flaps 28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5" office:value-type="string" calcext:value-type="string">
            <text:p>flaps 36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5" office:value-type="string" calcext:value-type="string">
            <text:p>flaps 45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3" office:value-type="string" calcext:value-type="string" table:number-columns-spanned="2" table:number-rows-spanned="1">
            <text:p>Flaps limits</text:p>
          </table:table-cell>
          <table:covered-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Flaps 15</text:p>
          </table:table-cell>
          <table:table-cell table:style-name="ce6" office:value-type="string" calcext:value-type="string">
            <text:p>420 km/h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laps 28</text:p>
          </table:table-cell>
          <table:table-cell table:style-name="ce6" office:value-type="string" calcext:value-type="string">
            <text:p>360 km/h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laps 36</text:p>
          </table:table-cell>
          <table:table-cell table:style-name="ce6" office:value-type="string" calcext:value-type="string">
            <text:p>330 km/h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laps 45</text:p>
          </table:table-cell>
          <table:table-cell table:style-name="ce6" office:value-type="string" calcext:value-type="string">
            <text:p>300 km/h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/>
          <table:table-cell table:number-columns-repeated="1022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1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13:46:40.353000000</meta:creation-date>
    <dc:date>2016-05-21T17:00:19.020000000</dc:date>
    <meta:editing-duration>PT2H43M17S</meta:editing-duration>
    <meta:editing-cycles>2</meta:editing-cycles>
    <meta:generator>LibreOffice/5.0.3.2$Windows_x86 LibreOffice_project/e5f16313668ac592c1bfb310f4390624e3dbfb75</meta:generator>
    <meta:document-statistic meta:table-count="1" meta:cell-count="32" meta:object-count="0"/>
  </office:meta>
</office:document-meta>
</file>